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54851913" calcext:value-type="float">
            <text:p>30,54851913</text:p>
          </table:table-cell>
          <table:table-cell office:value-type="float" office:value="2.402666631E-026" calcext:value-type="float">
            <text:p>2,40E-026</text:p>
          </table:table-cell>
          <table:table-cell office:value-type="float" office:value="3.132240772" calcext:value-type="float">
            <text:p>3,132240772</text:p>
          </table:table-cell>
          <table:table-cell table:style-name="ce2" table:formula="of:=([.E3]-[.E2])/[.E2]" office:value-type="float" office:value="0.0148665276642924" calcext:value-type="float">
            <text:p>0,01486652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65" calcext:value-type="float">
            <text:p>16265</text:p>
          </table:table-cell>
          <table:table-cell office:value-type="float" office:value="24.3656826" calcext:value-type="float">
            <text:p>24,3656826</text:p>
          </table:table-cell>
          <table:table-cell office:value-type="float" office:value="5.529322328E-021" calcext:value-type="float">
            <text:p>5,53E-021</text:p>
          </table:table-cell>
          <table:table-cell office:value-type="float" office:value="2.356983185" calcext:value-type="float">
            <text:p>2,35698318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65" calcext:value-type="float">
            <text:p>16265</text:p>
          </table:table-cell>
          <table:table-cell office:value-type="float" office:value="24.80375481" calcext:value-type="float">
            <text:p>24,80375481</text:p>
          </table:table-cell>
          <table:table-cell office:value-type="float" office:value="8.170634828E-021" calcext:value-type="float">
            <text:p>8,17E-021</text:p>
          </table:table-cell>
          <table:table-cell office:value-type="float" office:value="2.368389368" calcext:value-type="float">
            <text:p>2,368389368</text:p>
          </table:table-cell>
          <table:table-cell table:formula="of:=([.E5]-[.E4])/[.E4]" office:value-type="float" office:value="0.0048393145409733" calcext:value-type="float">
            <text:p>0,00483931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15" calcext:value-type="float">
            <text:p>16615</text:p>
          </table:table-cell>
          <table:table-cell office:value-type="float" office:value="26.17370224" calcext:value-type="float">
            <text:p>26,17370224</text:p>
          </table:table-cell>
          <table:table-cell office:value-type="float" office:value="1.047234644E-018" calcext:value-type="float">
            <text:p>1,05E-018</text:p>
          </table:table-cell>
          <table:table-cell office:value-type="float" office:value="1.955327153" calcext:value-type="float">
            <text:p>1,95532715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15" calcext:value-type="float">
            <text:p>16615</text:p>
          </table:table-cell>
          <table:table-cell office:value-type="float" office:value="25.77832794" calcext:value-type="float">
            <text:p>25,77832794</text:p>
          </table:table-cell>
          <table:table-cell office:value-type="float" office:value="1.885074306E-018" calcext:value-type="float">
            <text:p>1,89E-018</text:p>
          </table:table-cell>
          <table:table-cell office:value-type="float" office:value="1.961189866" calcext:value-type="float">
            <text:p>1,961189866</text:p>
          </table:table-cell>
          <table:table-cell table:style-name="ce3" table:formula="of:=([.E7]-[.E6])/[.E6]" office:value-type="float" office:value="0.00299832843368702" calcext:value-type="float">
            <text:p>0,00299832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32" calcext:value-type="float">
            <text:p>16832</text:p>
          </table:table-cell>
          <table:table-cell office:value-type="float" office:value="26.24045372" calcext:value-type="float">
            <text:p>26,24045372</text:p>
          </table:table-cell>
          <table:table-cell office:value-type="float" office:value="7.162905002E-017" calcext:value-type="float">
            <text:p>7,16E-017</text:p>
          </table:table-cell>
          <table:table-cell office:value-type="float" office:value="1.698654652" calcext:value-type="float">
            <text:p>1,69865465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32" calcext:value-type="float">
            <text:p>16832</text:p>
          </table:table-cell>
          <table:table-cell office:value-type="float" office:value="25.96974564" calcext:value-type="float">
            <text:p>25,96974564</text:p>
          </table:table-cell>
          <table:table-cell office:value-type="float" office:value="3.827419751E-016" calcext:value-type="float">
            <text:p>3,83E-016</text:p>
          </table:table-cell>
          <table:table-cell office:value-type="float" office:value="1.702067018" calcext:value-type="float">
            <text:p>1,702067018</text:p>
          </table:table-cell>
          <table:table-cell table:style-name="ce3" table:formula="of:=([.E9]-[.E8])/[.E8]" office:value-type="float" office:value="0.00200886389471946" calcext:value-type="float">
            <text:p>0,00200886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955" calcext:value-type="float">
            <text:p>16955</text:p>
          </table:table-cell>
          <table:table-cell office:value-type="float" office:value="26.0561657" calcext:value-type="float">
            <text:p>26,0561657</text:p>
          </table:table-cell>
          <table:table-cell office:value-type="float" office:value="5.320273763E-016" calcext:value-type="float">
            <text:p>5,32E-016</text:p>
          </table:table-cell>
          <table:table-cell office:value-type="float" office:value="1.515476942" calcext:value-type="float">
            <text:p>1,51547694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955" calcext:value-type="float">
            <text:p>16955</text:p>
          </table:table-cell>
          <table:table-cell office:value-type="float" office:value="26.10980988" calcext:value-type="float">
            <text:p>26,10980988</text:p>
          </table:table-cell>
          <table:table-cell office:value-type="float" office:value="1.501068167E-015" calcext:value-type="float">
            <text:p>1,50E-015</text:p>
          </table:table-cell>
          <table:table-cell office:value-type="float" office:value="1.517898083" calcext:value-type="float">
            <text:p>1,517898083</text:p>
          </table:table-cell>
          <table:table-cell table:style-name="ce3" table:formula="of:=([.E11]-[.E10])/[.E10]" office:value-type="float" office:value="0.00159760992259287" calcext:value-type="float">
            <text:p>0,001597609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077" calcext:value-type="float">
            <text:p>17077</text:p>
          </table:table-cell>
          <table:table-cell office:value-type="float" office:value="26.19024467" calcext:value-type="float">
            <text:p>26,19024467</text:p>
          </table:table-cell>
          <table:table-cell office:value-type="float" office:value="0.0000000000003634659305" calcext:value-type="float">
            <text:p>3,63E-013</text:p>
          </table:table-cell>
          <table:table-cell office:value-type="float" office:value="1.378500104" calcext:value-type="float">
            <text:p>1,37850010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077" calcext:value-type="float">
            <text:p>17077</text:p>
          </table:table-cell>
          <table:table-cell office:value-type="float" office:value="26.33797836" calcext:value-type="float">
            <text:p>26,33797836</text:p>
          </table:table-cell>
          <table:table-cell office:value-type="float" office:value="0.0000000000004832006648" calcext:value-type="float">
            <text:p>4,83E-013</text:p>
          </table:table-cell>
          <table:table-cell office:value-type="float" office:value="1.380500436" calcext:value-type="float">
            <text:p>1,380500436</text:p>
          </table:table-cell>
          <table:table-cell table:formula="of:=([.E13]-[.E12])/[.E12]" office:value-type="float" office:value="0.00145109310778836" calcext:value-type="float">
            <text:p>0,00145109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178" calcext:value-type="float">
            <text:p>17178</text:p>
          </table:table-cell>
          <table:table-cell office:value-type="float" office:value="26.3815918" calcext:value-type="float">
            <text:p>26,3815918</text:p>
          </table:table-cell>
          <table:table-cell office:value-type="float" office:value="0.00000000000004904758172" calcext:value-type="float">
            <text:p>4,90E-014</text:p>
          </table:table-cell>
          <table:table-cell office:value-type="float" office:value="1.267966747" calcext:value-type="float">
            <text:p>1,26796674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178" calcext:value-type="float">
            <text:p>17178</text:p>
          </table:table-cell>
          <table:table-cell office:value-type="float" office:value="26.47717857" calcext:value-type="float">
            <text:p>26,47717857</text:p>
          </table:table-cell>
          <table:table-cell office:value-type="float" office:value="0.0000000000006011843042" calcext:value-type="float">
            <text:p>6,01E-013</text:p>
          </table:table-cell>
          <table:table-cell office:value-type="float" office:value="1.269484997" calcext:value-type="float">
            <text:p>1,269484997</text:p>
          </table:table-cell>
          <table:table-cell table:formula="of:=([.E15]-[.E14])/[.E14]" office:value-type="float" office:value="0.00119738944541891" calcext:value-type="float">
            <text:p>0,00119738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34" calcext:value-type="float">
            <text:p>17334</text:p>
          </table:table-cell>
          <table:table-cell office:value-type="float" office:value="25.20717049" calcext:value-type="float">
            <text:p>25,20717049</text:p>
          </table:table-cell>
          <table:table-cell office:value-type="float" office:value="0.000000000006526272578" calcext:value-type="float">
            <text:p>6,53E-012</text:p>
          </table:table-cell>
          <table:table-cell office:value-type="float" office:value="1.171186328" calcext:value-type="float">
            <text:p>1,17118632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34" calcext:value-type="float">
            <text:p>17334</text:p>
          </table:table-cell>
          <table:table-cell office:value-type="float" office:value="25.52118683" calcext:value-type="float">
            <text:p>25,52118683</text:p>
          </table:table-cell>
          <table:table-cell office:value-type="float" office:value="0.00000000003416172553" calcext:value-type="float">
            <text:p>3,42E-011</text:p>
          </table:table-cell>
          <table:table-cell office:value-type="float" office:value="1.172193408" calcext:value-type="float">
            <text:p>1,172193408</text:p>
          </table:table-cell>
          <table:table-cell table:formula="of:=([.E17]-[.E16])/[.E16]" office:value-type="float" office:value="0.000859880256389006" calcext:value-type="float">
            <text:p>0,00085988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20" calcext:value-type="float">
            <text:p>17420</text:p>
          </table:table-cell>
          <table:table-cell office:value-type="float" office:value="25.45253754" calcext:value-type="float">
            <text:p>25,45253754</text:p>
          </table:table-cell>
          <table:table-cell office:value-type="float" office:value="0.0000000001357546298" calcext:value-type="float">
            <text:p>1,36E-010</text:p>
          </table:table-cell>
          <table:table-cell office:value-type="float" office:value="1.093099475" calcext:value-type="float">
            <text:p>1,09309947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20" calcext:value-type="float">
            <text:p>17420</text:p>
          </table:table-cell>
          <table:table-cell office:value-type="float" office:value="25.48574638" calcext:value-type="float">
            <text:p>25,48574638</text:p>
          </table:table-cell>
          <table:table-cell office:value-type="float" office:value="0.0000000001128382388" calcext:value-type="float">
            <text:p>1,13E-010</text:p>
          </table:table-cell>
          <table:table-cell office:value-type="float" office:value="1.093975306" calcext:value-type="float">
            <text:p>1,093975306</text:p>
          </table:table-cell>
          <table:table-cell table:style-name="ce3" table:formula="of:=([.E19]-[.E18])/[.E18]" office:value-type="float" office:value="0.000801236319320236" calcext:value-type="float">
            <text:p>0,00080123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88" calcext:value-type="float">
            <text:p>17488</text:p>
          </table:table-cell>
          <table:table-cell office:value-type="float" office:value="25.48010063" calcext:value-type="float">
            <text:p>25,48010063</text:p>
          </table:table-cell>
          <table:table-cell office:value-type="float" office:value="0.00000000155119273" calcext:value-type="float">
            <text:p>1,55E-009</text:p>
          </table:table-cell>
          <table:table-cell office:value-type="float" office:value="1.02948916" calcext:value-type="float">
            <text:p>1,0294891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88" calcext:value-type="float">
            <text:p>17488</text:p>
          </table:table-cell>
          <table:table-cell office:value-type="float" office:value="25.84439659" calcext:value-type="float">
            <text:p>25,84439659</text:p>
          </table:table-cell>
          <table:table-cell office:value-type="float" office:value="0.000000002118201392" calcext:value-type="float">
            <text:p>2,12E-009</text:p>
          </table:table-cell>
          <table:table-cell office:value-type="float" office:value="1.030861855" calcext:value-type="float">
            <text:p>1,030861855</text:p>
          </table:table-cell>
          <table:table-cell table:style-name="ce3" table:formula="of:=([.E21]-[.E20])/[.E20]" office:value-type="float" office:value="0.00133337489439901" calcext:value-type="float">
            <text:p>0,00133337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579" calcext:value-type="float">
            <text:p>17579</text:p>
          </table:table-cell>
          <table:table-cell office:value-type="float" office:value="58.95129013" calcext:value-type="float">
            <text:p>58,95129013</text:p>
          </table:table-cell>
          <table:table-cell office:value-type="float" office:value="0.00000000178356041" calcext:value-type="float">
            <text:p>1,78E-009</text:p>
          </table:table-cell>
          <table:table-cell office:value-type="float" office:value="0.9698620439" calcext:value-type="float">
            <text:p>0,969862043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319536184795806" calcext:value-type="float">
            <text:p>0,0031953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0:06.649153056</dc:date>
    <meta:document-statistic meta:table-count="1" meta:cell-count="121" meta:object-count="0"/>
    <meta:generator>LibreOffice/4.1.4.2$Linux_X86_64 LibreOffice_project/410m0$Build-2</meta:generator>
  </office:meta>
</office:document-meta>
</file>